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65in"/>
    </style:style>
    <style:style style:name="co2" style:family="table-column">
      <style:table-column-properties fo:break-before="auto" style:column-width="3.6772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1.4902in"/>
    </style:style>
    <style:style style:name="co5" style:family="table-column">
      <style:table-column-properties fo:break-before="auto" style:column-width="1.5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52"/>
    <style:style style:name="ce4" style:family="table-cell" style:parent-style-name="Default" style:data-style-name="N121">
      <style:table-cell-properties fo:border="0.06pt solid #000000"/>
    </style:style>
    <style:style style:name="ce6" style:family="table-cell" style:parent-style-name="Default" style:data-style-name="N121"/>
    <style:style style:name="ce7" style:family="table-cell" style:parent-style-name="Default" style:data-style-name="N61"/>
    <style:style style:name="ce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3" table:default-cell-style-name="Default"/>
        <table:table-column table:style-name="co3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4"/>
          <table:table-cell table:style-name="ce9"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Curve Type</text:p>
          </table:table-cell>
          <table:table-cell table:number-columns-repeated="4" table:style-name="ce1" office:value-type="string" calcext:value-type="string">
            <text:p>CIRCLE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User Feedrate Command FC (mm/s)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User Lamda Acceleration Safety Factor</text:p>
          </table:table-cell>
          <table:table-cell table:number-columns-repeated="4" table:style-name="ce1" office:value-type="float" office:value="0.18" calcext:value-type="float">
            <text:p>0.18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Total number interpolated points</text:p>
          </table:table-cell>
          <table:table-cell table:style-name="ce1" office:value-type="float" office:value="49641" calcext:value-type="float">
            <text:p>49641</text:p>
          </table:table-cell>
          <table:table-cell table:style-name="ce1" office:value-type="float" office:value="24822" calcext:value-type="float">
            <text:p>24822</text:p>
          </table:table-cell>
          <table:table-cell table:style-name="ce1" office:value-type="float" office:value="16549" calcext:value-type="float">
            <text:p>16549</text:p>
          </table:table-cell>
          <table:table-cell table:style-name="ce1" office:value-type="float" office:value="12413" calcext:value-type="float">
            <text:p>12413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Total chord length (mm)</text:p>
          </table:table-cell>
          <table:table-cell table:style-name="ce4" office:value-type="float" office:value="496.378581315" calcext:value-type="float">
            <text:p>4.963785813150E+02</text:p>
          </table:table-cell>
          <table:table-cell table:style-name="ce4" office:value-type="float" office:value="496.3771581682" calcext:value-type="float">
            <text:p>4.963771581682E+02</text:p>
          </table:table-cell>
          <table:table-cell table:style-name="ce4" office:value-type="float" office:value="496.375730563" calcext:value-type="float">
            <text:p>4.963757305630E+02</text:p>
          </table:table-cell>
          <table:table-cell table:style-name="ce4" office:value-type="float" office:value="496.3942934342" calcext:value-type="float">
            <text:p>4.963942934342E+02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Average chord length (mm)</text:p>
          </table:table-cell>
          <table:table-cell table:style-name="ce4" office:value-type="float" office:value="0.009999568519641" calcext:value-type="float">
            <text:p>9.999568519641E-03</text:p>
          </table:table-cell>
          <table:table-cell table:style-name="ce4" office:value-type="float" office:value="0.01999827396834" calcext:value-type="float">
            <text:p>1.999827396834E-02</text:p>
          </table:table-cell>
          <table:table-cell table:style-name="ce4" office:value-type="float" office:value="0.02999611618099" calcext:value-type="float">
            <text:p>2.999611618099E-02</text:p>
          </table:table-cell>
          <table:table-cell table:style-name="ce4" office:value-type="float" office:value="0.03999309486257" calcext:value-type="float">
            <text:p>3.999309486257E-02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Total chord error (mm)</text:p>
          </table:table-cell>
          <table:table-cell table:style-name="ce4" office:value-type="float" office:value="0.001093913738449" calcext:value-type="float">
            <text:p>1.093913738449E-03</text:p>
          </table:table-cell>
          <table:table-cell table:style-name="ce4" office:value-type="float" office:value="0.002187639876" calcext:value-type="float">
            <text:p>2.187639876000E-03</text:p>
          </table:table-cell>
          <table:table-cell table:style-name="ce4" office:value-type="float" office:value="0.003281178287065" calcext:value-type="float">
            <text:p>3.281178287065E-03</text:p>
          </table:table-cell>
          <table:table-cell table:style-name="ce4" office:value-type="float" office:value="0.004374701201686" calcext:value-type="float">
            <text:p>4.374701201686E-03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Average chord error (mm)</text:p>
          </table:table-cell>
          <table:table-cell table:style-name="ce4" office:value-type="float" office:value="0.00000002203694074232" calcext:value-type="float">
            <text:p>2.203694074232E-08</text:p>
          </table:table-cell>
          <table:table-cell table:style-name="ce4" office:value-type="float" office:value="0.00000008813665347893" calcext:value-type="float">
            <text:p>8.813665347893E-08</text:p>
          </table:table-cell>
          <table:table-cell table:style-name="ce4" office:value-type="float" office:value="0.0000001982824683989" calcext:value-type="float">
            <text:p>1.982824683989E-07</text:p>
          </table:table-cell>
          <table:table-cell table:style-name="ce4" office:value-type="float" office:value="0.0000003524573962041" calcext:value-type="float">
            <text:p>3.524573962041E-07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EFF1: Total chord error (mm)/Total chord length (mm) </text:p>
          </table:table-cell>
          <table:table-cell table:style-name="ce4" office:value-type="float" office:value="0.000002203789163406" calcext:value-type="float">
            <text:p>2.203789163406E-06</text:p>
          </table:table-cell>
          <table:table-cell table:style-name="ce4" office:value-type="float" office:value="0.000004407213023407" calcext:value-type="float">
            <text:p>4.407213023407E-06</text:p>
          </table:table-cell>
          <table:table-cell table:style-name="ce4" office:value-type="float" office:value="0.00000661027138322" calcext:value-type="float">
            <text:p>6.610271383220E-06</text:p>
          </table:table-cell>
          <table:table-cell table:style-name="ce4" office:value-type="float" office:value="0.00000881295627196" calcext:value-type="float">
            <text:p>8.812956271960E-06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Total arc length (mm)</text:p>
          </table:table-cell>
          <table:table-cell table:style-name="ce4" office:value-type="float" office:value="496.3785826303" calcext:value-type="float">
            <text:p>4.963785826303E+02</text:p>
          </table:table-cell>
          <table:table-cell table:style-name="ce4" office:value-type="float" office:value="496.3771604785" calcext:value-type="float">
            <text:p>4.963771604785E+02</text:p>
          </table:table-cell>
          <table:table-cell table:style-name="ce4" office:value-type="float" office:value="496.3757345295" calcext:value-type="float">
            <text:p>4.963757345295E+02</text:p>
          </table:table-cell>
          <table:table-cell table:style-name="ce4" office:value-type="float" office:value="496.3942997192" calcext:value-type="float">
            <text:p>4.963942997192E+02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Average arc length (mm)</text:p>
          </table:table-cell>
          <table:table-cell table:style-name="ce4" office:value-type="float" office:value="0.009999568546137" calcext:value-type="float">
            <text:p>9.999568546137E-03</text:p>
          </table:table-cell>
          <table:table-cell table:style-name="ce4" office:value-type="float" office:value="0.01999827406142" calcext:value-type="float">
            <text:p>1.999827406142E-02</text:p>
          </table:table-cell>
          <table:table-cell table:style-name="ce4" office:value-type="float" office:value="0.02999611642069" calcext:value-type="float">
            <text:p>2.999611642069E-02</text:p>
          </table:table-cell>
          <table:table-cell table:style-name="ce4" office:value-type="float" office:value="0.03999309536893" calcext:value-type="float">
            <text:p>3.999309536893E-02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Total arc theta (rad)</text:p>
          </table:table-cell>
          <table:table-cell table:style-name="ce4" office:value-type="float" office:value="6.283146611127" calcext:value-type="float">
            <text:p>6.283146611127E+00</text:p>
          </table:table-cell>
          <table:table-cell table:style-name="ce4" office:value-type="float" office:value="6.283002050952" calcext:value-type="float">
            <text:p>6.283002050952E+00</text:p>
          </table:table-cell>
          <table:table-cell table:style-name="ce4" office:value-type="float" office:value="6.282857458743" calcext:value-type="float">
            <text:p>6.282857458743E+00</text:p>
          </table:table-cell>
          <table:table-cell table:style-name="ce4" office:value-type="float" office:value="6.282965934945" calcext:value-type="float">
            <text:p>6.282965934945E+00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Average arc theta (rad)</text:p>
          </table:table-cell>
          <table:table-cell table:style-name="ce4" office:value-type="float" office:value="0.0001265742669445" calcext:value-type="float">
            <text:p>1.265742669445E-04</text:p>
          </table:table-cell>
          <table:table-cell table:style-name="ce4" office:value-type="float" office:value="0.0002531325108155" calcext:value-type="float">
            <text:p>2.531325108155E-04</text:p>
          </table:table-cell>
          <table:table-cell table:style-name="ce4" office:value-type="float" office:value="0.0003796747316136" calcext:value-type="float">
            <text:p>3.796747316136E-04</text:p>
          </table:table-cell>
          <table:table-cell table:style-name="ce4" office:value-type="float" office:value="0.0005062009293381" calcext:value-type="float">
            <text:p>5.062009293381E-04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Total arc area (mm2)</text:p>
          </table:table-cell>
          <table:table-cell table:style-name="ce4" office:value-type="float" office:value="0.00005235292684461" calcext:value-type="float">
            <text:p>5.235292684461E-05</text:p>
          </table:table-cell>
          <table:table-cell table:style-name="ce4" office:value-type="float" office:value="0.0002093803820914" calcext:value-type="float">
            <text:p>2.093803820914E-04</text:p>
          </table:table-cell>
          <table:table-cell table:style-name="ce4" office:value-type="float" office:value="0.0004710353817982" calcext:value-type="float">
            <text:p>4.710353817982E-04</text:p>
          </table:table-cell>
          <table:table-cell table:style-name="ce4" office:value-type="float" office:value="0.0008373046676549" calcext:value-type="float">
            <text:p>8.373046676549E-04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Average arc area (mm2)</text:p>
          </table:table-cell>
          <table:table-cell table:style-name="ce4" office:value-type="float" office:value="0.000000001054652031519" calcext:value-type="float">
            <text:p>1.054652031519E-09</text:p>
          </table:table-cell>
          <table:table-cell table:style-name="ce4" office:value-type="float" office:value="0.000000008435614281914" calcext:value-type="float">
            <text:p>8.435614281914E-09</text:p>
          </table:table-cell>
          <table:table-cell table:style-name="ce4" office:value-type="float" office:value="0.00000002846479222856" calcext:value-type="float">
            <text:p>2.846479222856E-08</text:p>
          </table:table-cell>
          <table:table-cell table:style-name="ce4" office:value-type="float" office:value="0.0000000674592867914" calcext:value-type="float">
            <text:p>6.745928679140E-08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EFF2: Total arc area (mm2)/Total number of chords</text:p>
          </table:table-cell>
          <table:table-cell table:style-name="ce4" office:value-type="float" office:value="0.000002203789163406" calcext:value-type="float">
            <text:p>2.203789163406E-06</text:p>
          </table:table-cell>
          <table:table-cell table:style-name="ce4" office:value-type="float" office:value="0.000004407213023407" calcext:value-type="float">
            <text:p>4.407213023407E-06</text:p>
          </table:table-cell>
          <table:table-cell table:style-name="ce4" office:value-type="float" office:value="0.00000661027138322" calcext:value-type="float">
            <text:p>6.610271383220E-06</text:p>
          </table:table-cell>
          <table:table-cell table:style-name="ce4" office:value-type="float" office:value="0.00000881295627196" calcext:value-type="float">
            <text:p>8.812956271960E-06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Algorithm simulation runtime (s) on computer</text:p>
          </table:table-cell>
          <table:table-cell table:style-name="ce1" office:value-type="float" office:value="16.188392645" calcext:value-type="float">
            <text:p>16.188392645</text:p>
          </table:table-cell>
          <table:table-cell table:style-name="ce8" office:value-type="float" office:value="8.34645327" calcext:value-type="float">
            <text:p>8.34645327</text:p>
          </table:table-cell>
          <table:table-cell table:style-name="ce8" office:value-type="float" office:value="6.596201445" calcext:value-type="float">
            <text:p>6.596201445</text:p>
          </table:table-cell>
          <table:table-cell table:style-name="ce1" office:value-type="float" office:value="4.358034145" calcext:value-type="float">
            <text:p>4.358034145</text:p>
          </table:table-cell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urve Type</text:p>
          </table:table-cell>
          <table:table-cell table:style-name="Default"/>
          <table:table-cell/>
          <table:table-cell table:number-columns-repeated="4" table:style-name="ce9" office:value-type="string" calcext:value-type="string">
            <text:p>CIRCL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ser Feedrate Command FC (mm/s)</text:p>
          </table:table-cell>
          <table:table-cell table:style-name="Default"/>
          <table:table-cell/>
          <table:table-cell table:style-name="ce9" office:value-type="float" office:value="10" calcext:value-type="float">
            <text:p>1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ser Lamda Accn Safety Factor</text:p>
          </table:table-cell>
          <table:table-cell table:style-name="Default"/>
          <table:table-cell/>
          <table:table-cell table:number-columns-repeated="4" table:style-name="ce9" office:value-type="float" office:value="0.18" calcext:value-type="float">
            <text:p>0.1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CIRCLE TOT INTERPOLATED POINTS </text:p>
          </table:table-cell>
          <table:table-cell table:style-name="ce6" office:value-type="float" office:value="-49641" calcext:value-type="float">
            <text:p>-4.964100000000E+04</text:p>
          </table:table-cell>
          <table:table-cell/>
          <table:table-cell table:style-name="ce18" table:formula="of:=[.C25]*(-1)" office:value-type="float" office:value="49641" calcext:value-type="float">
            <text:p>49641</text:p>
          </table:table-cell>
          <table:table-cell table:style-name="ce9" office:value-type="float" office:value="24822" calcext:value-type="float">
            <text:p>24822</text:p>
          </table:table-cell>
          <table:table-cell table:style-name="ce9" office:value-type="float" office:value="16549" calcext:value-type="float">
            <text:p>16549</text:p>
          </table:table-cell>
          <table:table-cell table:style-name="ce9" office:value-type="float" office:value="12413" calcext:value-type="float">
            <text:p>124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CIRCLE SUM CHORD-LENGTH (mm) <text:s text:c="2"/></text:p>
          </table:table-cell>
          <table:table-cell table:style-name="ce6" office:value-type="float" office:value="-496.378581315" calcext:value-type="float">
            <text:p>-4.963785813150E+02</text:p>
          </table:table-cell>
          <table:table-cell/>
          <table:table-cell table:formula="of:=[.C26]*(-1)" office:value-type="float" office:value="496.378581315" calcext:value-type="float">
            <text:p>4.963785813150E+02</text:p>
          </table:table-cell>
          <table:table-cell table:style-name="ce6" office:value-type="float" office:value="496.3771581682" calcext:value-type="float">
            <text:p>4.963771581682E+02</text:p>
          </table:table-cell>
          <table:table-cell table:style-name="ce6" office:value-type="float" office:value="496.375730563" calcext:value-type="float">
            <text:p>4.963757305630E+02</text:p>
          </table:table-cell>
          <table:table-cell table:style-name="ce6" office:value-type="float" office:value="496.3942934342" calcext:value-type="float">
            <text:p>4.963942934342E+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CIRCLE AVG CHORD-LENGTH (mm) <text:s text:c="2"/></text:p>
          </table:table-cell>
          <table:table-cell table:style-name="ce6" office:value-type="float" office:value="-0.009999568519641" calcext:value-type="float">
            <text:p>-9.999568519641E-03</text:p>
          </table:table-cell>
          <table:table-cell/>
          <table:table-cell table:formula="of:=[.C27]*(-1)" office:value-type="float" office:value="0.009999568519641" calcext:value-type="float">
            <text:p>9.999568519641E-03</text:p>
          </table:table-cell>
          <table:table-cell table:style-name="ce6" office:value-type="float" office:value="0.01999827396834" calcext:value-type="float">
            <text:p>1.999827396834E-02</text:p>
          </table:table-cell>
          <table:table-cell table:style-name="ce6" office:value-type="float" office:value="0.02999611618099" calcext:value-type="float">
            <text:p>2.999611618099E-02</text:p>
          </table:table-cell>
          <table:table-cell table:style-name="ce6" office:value-type="float" office:value="0.03999309486257" calcext:value-type="float">
            <text:p>3.999309486257E-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CIRCLE SUM CHORD-ERROR <text:s/>(mm) <text:s text:c="2"/></text:p>
          </table:table-cell>
          <table:table-cell table:style-name="ce6" office:value-type="float" office:value="-0.001093913738449" calcext:value-type="float">
            <text:p>-1.093913738449E-03</text:p>
          </table:table-cell>
          <table:table-cell/>
          <table:table-cell table:formula="of:=[.C28]*(-1)" office:value-type="float" office:value="0.001093913738449" calcext:value-type="float">
            <text:p>1.093913738449E-03</text:p>
          </table:table-cell>
          <table:table-cell table:style-name="ce6" office:value-type="float" office:value="0.002187639876" calcext:value-type="float">
            <text:p>2.187639876000E-03</text:p>
          </table:table-cell>
          <table:table-cell table:style-name="ce6" office:value-type="float" office:value="0.003281178287065" calcext:value-type="float">
            <text:p>3.281178287065E-03</text:p>
          </table:table-cell>
          <table:table-cell table:style-name="ce6" office:value-type="float" office:value="0.004374701201686" calcext:value-type="float">
            <text:p>4.374701201686E-0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CIRCLE AVG CHORD-ERROR <text:s/>(mm) <text:s text:c="2"/></text:p>
          </table:table-cell>
          <table:table-cell table:style-name="ce6" office:value-type="float" office:value="-0.00000002203694074232" calcext:value-type="float">
            <text:p>-2.203694074232E-08</text:p>
          </table:table-cell>
          <table:table-cell/>
          <table:table-cell table:formula="of:=[.C29]*(-1)" office:value-type="float" office:value="0.00000002203694074232" calcext:value-type="float">
            <text:p>2.203694074232E-08</text:p>
          </table:table-cell>
          <table:table-cell table:style-name="ce6" office:value-type="float" office:value="0.00000008813665347893" calcext:value-type="float">
            <text:p>8.813665347893E-08</text:p>
          </table:table-cell>
          <table:table-cell table:style-name="ce6" office:value-type="float" office:value="0.0000001982824683989" calcext:value-type="float">
            <text:p>1.982824683989E-07</text:p>
          </table:table-cell>
          <table:table-cell table:style-name="ce6" office:value-type="float" office:value="0.0000003524573962041" calcext:value-type="float">
            <text:p>3.524573962041E-0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CIRCLE EFFICIENCY ERROR/CHORD <text:s/></text:p>
          </table:table-cell>
          <table:table-cell table:style-name="ce6" office:value-type="float" office:value="-0.000002203789163406" calcext:value-type="float">
            <text:p>-2.203789163406E-06</text:p>
          </table:table-cell>
          <table:table-cell/>
          <table:table-cell table:formula="of:=[.C30]*(-1)" office:value-type="float" office:value="0.000002203789163406" calcext:value-type="float">
            <text:p>2.203789163406E-06</text:p>
          </table:table-cell>
          <table:table-cell table:style-name="ce6" office:value-type="float" office:value="0.000004407213023407" calcext:value-type="float">
            <text:p>4.407213023407E-06</text:p>
          </table:table-cell>
          <table:table-cell table:style-name="ce6" office:value-type="float" office:value="0.00000661027138322" calcext:value-type="float">
            <text:p>6.610271383220E-06</text:p>
          </table:table-cell>
          <table:table-cell table:style-name="ce6" office:value-type="float" office:value="0.00000881295627196" calcext:value-type="float">
            <text:p>8.812956271960E-0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CIRCLE SUM ARC-LENGTH <text:s text:c="2"/>(mm) <text:s text:c="2"/></text:p>
          </table:table-cell>
          <table:table-cell table:style-name="ce6" office:value-type="float" office:value="-496.3785826303" calcext:value-type="float">
            <text:p>-4.963785826303E+02</text:p>
          </table:table-cell>
          <table:table-cell/>
          <table:table-cell table:formula="of:=[.C31]*(-1)" office:value-type="float" office:value="496.3785826303" calcext:value-type="float">
            <text:p>4.963785826303E+02</text:p>
          </table:table-cell>
          <table:table-cell table:style-name="ce6" office:value-type="float" office:value="496.3771604785" calcext:value-type="float">
            <text:p>4.963771604785E+02</text:p>
          </table:table-cell>
          <table:table-cell table:style-name="ce6" office:value-type="float" office:value="496.3757345295" calcext:value-type="float">
            <text:p>4.963757345295E+02</text:p>
          </table:table-cell>
          <table:table-cell table:style-name="ce6" office:value-type="float" office:value="496.3942997192" calcext:value-type="float">
            <text:p>4.963942997192E+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CIRCLE AVG ARC-LENGTH <text:s text:c="2"/>(mm) <text:s text:c="2"/></text:p>
          </table:table-cell>
          <table:table-cell table:style-name="ce6" office:value-type="float" office:value="-0.009999568546137" calcext:value-type="float">
            <text:p>-9.999568546137E-03</text:p>
          </table:table-cell>
          <table:table-cell/>
          <table:table-cell table:formula="of:=[.C32]*(-1)" office:value-type="float" office:value="0.009999568546137" calcext:value-type="float">
            <text:p>9.999568546137E-03</text:p>
          </table:table-cell>
          <table:table-cell table:style-name="ce6" office:value-type="float" office:value="0.01999827406142" calcext:value-type="float">
            <text:p>1.999827406142E-02</text:p>
          </table:table-cell>
          <table:table-cell table:style-name="ce6" office:value-type="float" office:value="0.02999611642069" calcext:value-type="float">
            <text:p>2.999611642069E-02</text:p>
          </table:table-cell>
          <table:table-cell table:style-name="ce6" office:value-type="float" office:value="0.03999309536893" calcext:value-type="float">
            <text:p>3.999309536893E-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CIRCLE SUM ARC-THETA <text:s text:c="3"/>(rad) <text:s/></text:p>
          </table:table-cell>
          <table:table-cell table:style-name="ce6" office:value-type="float" office:value="-6.283146611127" calcext:value-type="float">
            <text:p>-6.283146611127E+00</text:p>
          </table:table-cell>
          <table:table-cell/>
          <table:table-cell table:formula="of:=[.C33]*(-1)" office:value-type="float" office:value="6.283146611127" calcext:value-type="float">
            <text:p>6.283146611127E+00</text:p>
          </table:table-cell>
          <table:table-cell table:style-name="ce6" office:value-type="float" office:value="6.283002050952" calcext:value-type="float">
            <text:p>6.283002050952E+00</text:p>
          </table:table-cell>
          <table:table-cell table:style-name="ce6" office:value-type="float" office:value="6.282857458743" calcext:value-type="float">
            <text:p>6.282857458743E+00</text:p>
          </table:table-cell>
          <table:table-cell table:style-name="ce6" office:value-type="float" office:value="6.282965934945" calcext:value-type="float">
            <text:p>6.282965934945E+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CIRCLE AVG ARC-THETA <text:s text:c="3"/>(rad) <text:s/></text:p>
          </table:table-cell>
          <table:table-cell table:style-name="ce6" office:value-type="float" office:value="-0.0001265742669445" calcext:value-type="float">
            <text:p>-1.265742669445E-04</text:p>
          </table:table-cell>
          <table:table-cell/>
          <table:table-cell table:formula="of:=[.C34]*(-1)" office:value-type="float" office:value="0.0001265742669445" calcext:value-type="float">
            <text:p>1.265742669445E-04</text:p>
          </table:table-cell>
          <table:table-cell table:style-name="ce6" office:value-type="float" office:value="0.0002531325108155" calcext:value-type="float">
            <text:p>2.531325108155E-04</text:p>
          </table:table-cell>
          <table:table-cell table:style-name="ce6" office:value-type="float" office:value="0.0003796747316136" calcext:value-type="float">
            <text:p>3.796747316136E-04</text:p>
          </table:table-cell>
          <table:table-cell table:style-name="ce6" office:value-type="float" office:value="0.0005062009293381" calcext:value-type="float">
            <text:p>5.062009293381E-0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CIRCLE SUM ARC-AREA <text:s text:c="4"/>(mm2) <text:s/></text:p>
          </table:table-cell>
          <table:table-cell table:style-name="ce6" office:value-type="float" office:value="-0.00005235292684461" calcext:value-type="float">
            <text:p>-5.235292684461E-05</text:p>
          </table:table-cell>
          <table:table-cell/>
          <table:table-cell table:formula="of:=[.C35]*(-1)" office:value-type="float" office:value="0.00005235292684461" calcext:value-type="float">
            <text:p>5.235292684461E-05</text:p>
          </table:table-cell>
          <table:table-cell table:style-name="ce6" office:value-type="float" office:value="0.0002093803820914" calcext:value-type="float">
            <text:p>2.093803820914E-04</text:p>
          </table:table-cell>
          <table:table-cell table:style-name="ce6" office:value-type="float" office:value="0.0004710353817982" calcext:value-type="float">
            <text:p>4.710353817982E-04</text:p>
          </table:table-cell>
          <table:table-cell table:style-name="ce6" office:value-type="float" office:value="0.0008373046676549" calcext:value-type="float">
            <text:p>8.373046676549E-0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CIRCLE AVG ARC-AREA <text:s text:c="4"/>(mm2) <text:s/></text:p>
          </table:table-cell>
          <table:table-cell table:style-name="ce6" office:value-type="float" office:value="-0.000000001054652031519" calcext:value-type="float">
            <text:p>-1.054652031519E-09</text:p>
          </table:table-cell>
          <table:table-cell/>
          <table:table-cell table:formula="of:=[.C36]*(-1)" office:value-type="float" office:value="0.000000001054652031519" calcext:value-type="float">
            <text:p>1.054652031519E-09</text:p>
          </table:table-cell>
          <table:table-cell table:style-name="ce6" office:value-type="float" office:value="0.000000008435614281914" calcext:value-type="float">
            <text:p>8.435614281914E-09</text:p>
          </table:table-cell>
          <table:table-cell table:style-name="ce6" office:value-type="float" office:value="0.00000002846479222856" calcext:value-type="float">
            <text:p>2.846479222856E-08</text:p>
          </table:table-cell>
          <table:table-cell table:style-name="ce6" office:value-type="float" office:value="0.0000000674592867914" calcext:value-type="float">
            <text:p>6.745928679140E-0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CIRCLE EFFICIENCY AREA/ARC <text:s text:c="4"/></text:p>
          </table:table-cell>
          <table:table-cell table:style-name="ce6" office:value-type="float" office:value="-0.000002203789163406" calcext:value-type="float">
            <text:p>-2.203789163406E-06</text:p>
          </table:table-cell>
          <table:table-cell/>
          <table:table-cell table:formula="of:=[.C37]*(-1)" office:value-type="float" office:value="0.000002203789163406" calcext:value-type="float">
            <text:p>2.203789163406E-06</text:p>
          </table:table-cell>
          <table:table-cell table:style-name="ce6" office:value-type="float" office:value="0.000004407213023407" calcext:value-type="float">
            <text:p>4.407213023407E-06</text:p>
          </table:table-cell>
          <table:table-cell table:style-name="ce6" office:value-type="float" office:value="0.00000661027138322" calcext:value-type="float">
            <text:p>6.610271383220E-06</text:p>
          </table:table-cell>
          <table:table-cell table:style-name="ce6" office:value-type="float" office:value="0.00000881295627196" calcext:value-type="float">
            <text:p>8.812956271960E-06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 office:value-type="date" office:date-value="2023-09-30T14:05:09.25" calcext:value-type="date">
            <text:p>2023-09-30 14:05:09</text:p>
          </table:table-cell>
          <table:table-cell table:style-name="Default"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188392645 seconds. 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20-L0.18-A27-TEARDROP (9) ALGORITHM EFFICIENCY STATISTICS 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20-L0.18-A27-CIRCLE TOT INTERPOLATED POINTS </text:p>
          </table:table-cell>
          <table:table-cell table:style-name="Default" office:value-type="float" office:value="-24822" calcext:value-type="float">
            <text:p>-24822</text:p>
          </table:table-cell>
          <table:table-cell/>
          <table:table-cell table:style-name="Default" table:formula="of:=(-1)*[.C43]" office:value-type="float" office:value="24822" calcext:value-type="float">
            <text:p>2482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20-L0.18-A27-CIRCLE SUM CHORD-LENGTH (mm) <text:s text:c="2"/></text:p>
          </table:table-cell>
          <table:table-cell office:value-type="float" office:value="-496.3771581682" calcext:value-type="float">
            <text:p>-4.96E+02</text:p>
          </table:table-cell>
          <table:table-cell/>
          <table:table-cell table:formula="of:=(-1)*[.C44]" office:value-type="float" office:value="496.3771581682" calcext:value-type="float">
            <text:p>4.963771581682E+02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CIRCLE AVG CHORD-LENGTH (mm) <text:s text:c="2"/></text:p>
          </table:table-cell>
          <table:table-cell office:value-type="float" office:value="-0.01999827396834" calcext:value-type="float">
            <text:p>-2.00E-02</text:p>
          </table:table-cell>
          <table:table-cell/>
          <table:table-cell table:formula="of:=(-1)*[.C45]" office:value-type="float" office:value="0.01999827396834" calcext:value-type="float">
            <text:p>1.999827396834E-02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CIRCLE SUM CHORD-ERROR <text:s/>(mm) <text:s text:c="2"/></text:p>
          </table:table-cell>
          <table:table-cell office:value-type="float" office:value="-0.002187639876" calcext:value-type="float">
            <text:p>-2.19E-03</text:p>
          </table:table-cell>
          <table:table-cell/>
          <table:table-cell table:formula="of:=(-1)*[.C46]" office:value-type="float" office:value="0.002187639876" calcext:value-type="float">
            <text:p>2.187639876000E-03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CIRCLE AVG CHORD-ERROR <text:s/>(mm) <text:s text:c="2"/></text:p>
          </table:table-cell>
          <table:table-cell office:value-type="float" office:value="-0.00000008813665347893" calcext:value-type="float">
            <text:p>-8.81E-08</text:p>
          </table:table-cell>
          <table:table-cell/>
          <table:table-cell table:formula="of:=(-1)*[.C47]" office:value-type="float" office:value="0.00000008813665347893" calcext:value-type="float">
            <text:p>8.813665347893E-08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CIRCLE EFFICIENCY ERROR/CHORD <text:s/></text:p>
          </table:table-cell>
          <table:table-cell office:value-type="float" office:value="-0.000004407213023407" calcext:value-type="float">
            <text:p>-4.41E-06</text:p>
          </table:table-cell>
          <table:table-cell/>
          <table:table-cell table:formula="of:=(-1)*[.C48]" office:value-type="float" office:value="0.000004407213023407" calcext:value-type="float">
            <text:p>4.407213023407E-06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CIRCLE SUM ARC-LENGTH <text:s text:c="2"/>(mm) <text:s text:c="2"/></text:p>
          </table:table-cell>
          <table:table-cell office:value-type="float" office:value="-496.3771604785" calcext:value-type="float">
            <text:p>-4.96E+02</text:p>
          </table:table-cell>
          <table:table-cell/>
          <table:table-cell table:formula="of:=(-1)*[.C49]" office:value-type="float" office:value="496.3771604785" calcext:value-type="float">
            <text:p>4.963771604785E+02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CIRCLE AVG ARC-LENGTH <text:s text:c="2"/>(mm) <text:s text:c="2"/></text:p>
          </table:table-cell>
          <table:table-cell office:value-type="float" office:value="-0.01999827406142" calcext:value-type="float">
            <text:p>-2.00E-02</text:p>
          </table:table-cell>
          <table:table-cell/>
          <table:table-cell table:formula="of:=(-1)*[.C50]" office:value-type="float" office:value="0.01999827406142" calcext:value-type="float">
            <text:p>1.999827406142E-02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CIRCLE SUM ARC-THETA <text:s text:c="3"/>(rad) <text:s/></text:p>
          </table:table-cell>
          <table:table-cell office:value-type="float" office:value="-6.283002050952" calcext:value-type="float">
            <text:p>-6.28E+00</text:p>
          </table:table-cell>
          <table:table-cell/>
          <table:table-cell table:formula="of:=(-1)*[.C51]" office:value-type="float" office:value="6.283002050952" calcext:value-type="float">
            <text:p>6.283002050952E+00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CIRCLE AVG ARC-THETA <text:s text:c="3"/>(rad) <text:s/></text:p>
          </table:table-cell>
          <table:table-cell office:value-type="float" office:value="-0.0002531325108155" calcext:value-type="float">
            <text:p>-2.53E-04</text:p>
          </table:table-cell>
          <table:table-cell/>
          <table:table-cell table:formula="of:=(-1)*[.C52]" office:value-type="float" office:value="0.0002531325108155" calcext:value-type="float">
            <text:p>2.531325108155E-04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CIRCLE SUM ARC-AREA <text:s text:c="4"/>(mm2) <text:s/></text:p>
          </table:table-cell>
          <table:table-cell office:value-type="float" office:value="-0.0002093803820914" calcext:value-type="float">
            <text:p>-2.09E-04</text:p>
          </table:table-cell>
          <table:table-cell/>
          <table:table-cell table:formula="of:=(-1)*[.C53]" office:value-type="float" office:value="0.0002093803820914" calcext:value-type="float">
            <text:p>2.093803820914E-04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CIRCLE AVG ARC-AREA <text:s text:c="4"/>(mm2) <text:s/></text:p>
          </table:table-cell>
          <table:table-cell office:value-type="float" office:value="-0.000000008435614281914" calcext:value-type="float">
            <text:p>-8.44E-09</text:p>
          </table:table-cell>
          <table:table-cell/>
          <table:table-cell table:formula="of:=(-1)*[.C54]" office:value-type="float" office:value="0.000000008435614281914" calcext:value-type="float">
            <text:p>8.435614281914E-09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CIRCLE EFFICIENCY AREA/ARC <text:s text:c="4"/></text:p>
          </table:table-cell>
          <table:table-cell office:value-type="float" office:value="-0.000004407213023407" calcext:value-type="float">
            <text:p>-4.41E-06</text:p>
          </table:table-cell>
          <table:table-cell/>
          <table:table-cell table:formula="of:=(-1)*[.C55]" office:value-type="float" office:value="0.000004407213023407" calcext:value-type="float">
            <text:p>4.407213023407E-06</text:p>
          </table:table-cell>
          <table:table-cell table:style-name="ce7"/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 office:value-type="date" office:date-value="2023-09-30T14:09:14.71" calcext:value-type="date">
            <text:p>2023-09-30 14:09:14</text:p>
          </table:table-cell>
          <table:table-cell table:style-name="Default" office:value-type="string" calcext:value-type="string">
            <text:p>Total program run duration <text:s text:c="2"/></text:p>
          </table:table-cell>
          <table:table-cell office:value-type="string" calcext:value-type="string">
            <text:p><text:s/>8.346453270 seconds. </text:p>
          </table:table-cell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TEARDROP (9) ALGORITHM EFFICIENCY STATISTICS 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CIRCLE TOT INTERPOLATED POINTS </text:p>
          </table:table-cell>
          <table:table-cell table:style-name="Default" office:value-type="float" office:value="-16549" calcext:value-type="float">
            <text:p>-16549</text:p>
          </table:table-cell>
          <table:table-cell/>
          <table:table-cell table:style-name="Default" table:formula="of:=(-1)*[.C61]" office:value-type="float" office:value="16549" calcext:value-type="float">
            <text:p>1654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CIRCLE SUM CHORD-LENGTH (mm) <text:s text:c="2"/></text:p>
          </table:table-cell>
          <table:table-cell office:value-type="float" office:value="-496.375730563" calcext:value-type="float">
            <text:p>-4.96E+02</text:p>
          </table:table-cell>
          <table:table-cell/>
          <table:table-cell table:formula="of:=(-1)*[.C62]" office:value-type="float" office:value="496.375730563" calcext:value-type="float">
            <text:p>4.963757305630E+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CIRCLE AVG CHORD-LENGTH (mm) <text:s text:c="2"/></text:p>
          </table:table-cell>
          <table:table-cell office:value-type="float" office:value="-0.02999611618099" calcext:value-type="float">
            <text:p>-3.00E-02</text:p>
          </table:table-cell>
          <table:table-cell/>
          <table:table-cell table:formula="of:=(-1)*[.C63]" office:value-type="float" office:value="0.02999611618099" calcext:value-type="float">
            <text:p>2.999611618099E-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CIRCLE SUM CHORD-ERROR <text:s/>(mm) <text:s text:c="2"/></text:p>
          </table:table-cell>
          <table:table-cell office:value-type="float" office:value="-0.003281178287065" calcext:value-type="float">
            <text:p>-3.28E-03</text:p>
          </table:table-cell>
          <table:table-cell/>
          <table:table-cell table:formula="of:=(-1)*[.C64]" office:value-type="float" office:value="0.003281178287065" calcext:value-type="float">
            <text:p>3.281178287065E-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CIRCLE AVG CHORD-ERROR <text:s/>(mm) <text:s text:c="2"/></text:p>
          </table:table-cell>
          <table:table-cell office:value-type="float" office:value="-0.0000001982824683989" calcext:value-type="float">
            <text:p>-1.98E-07</text:p>
          </table:table-cell>
          <table:table-cell/>
          <table:table-cell table:formula="of:=(-1)*[.C65]" office:value-type="float" office:value="0.0000001982824683989" calcext:value-type="float">
            <text:p>1.982824683989E-0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CIRCLE EFFICIENCY ERROR/CHORD <text:s/></text:p>
          </table:table-cell>
          <table:table-cell office:value-type="float" office:value="-0.00000661027138322" calcext:value-type="float">
            <text:p>-6.61E-06</text:p>
          </table:table-cell>
          <table:table-cell/>
          <table:table-cell table:formula="of:=(-1)*[.C66]" office:value-type="float" office:value="0.00000661027138322" calcext:value-type="float">
            <text:p>6.610271383220E-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CIRCLE SUM ARC-LENGTH <text:s text:c="2"/>(mm) <text:s text:c="2"/></text:p>
          </table:table-cell>
          <table:table-cell office:value-type="float" office:value="-496.3757345295" calcext:value-type="float">
            <text:p>-4.96E+02</text:p>
          </table:table-cell>
          <table:table-cell/>
          <table:table-cell table:formula="of:=(-1)*[.C67]" office:value-type="float" office:value="496.3757345295" calcext:value-type="float">
            <text:p>4.963757345295E+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CIRCLE AVG ARC-LENGTH <text:s text:c="2"/>(mm) <text:s text:c="2"/></text:p>
          </table:table-cell>
          <table:table-cell office:value-type="float" office:value="-0.02999611642069" calcext:value-type="float">
            <text:p>-3.00E-02</text:p>
          </table:table-cell>
          <table:table-cell/>
          <table:table-cell table:formula="of:=(-1)*[.C68]" office:value-type="float" office:value="0.02999611642069" calcext:value-type="float">
            <text:p>2.999611642069E-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CIRCLE SUM ARC-THETA <text:s text:c="3"/>(rad) <text:s/></text:p>
          </table:table-cell>
          <table:table-cell office:value-type="float" office:value="-6.282857458743" calcext:value-type="float">
            <text:p>-6.28E+00</text:p>
          </table:table-cell>
          <table:table-cell/>
          <table:table-cell table:formula="of:=(-1)*[.C69]" office:value-type="float" office:value="6.282857458743" calcext:value-type="float">
            <text:p>6.282857458743E+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CIRCLE AVG ARC-THETA <text:s text:c="3"/>(rad) <text:s/></text:p>
          </table:table-cell>
          <table:table-cell office:value-type="float" office:value="-0.0003796747316136" calcext:value-type="float">
            <text:p>-3.80E-04</text:p>
          </table:table-cell>
          <table:table-cell/>
          <table:table-cell table:formula="of:=(-1)*[.C70]" office:value-type="float" office:value="0.0003796747316136" calcext:value-type="float">
            <text:p>3.796747316136E-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CIRCLE SUM ARC-AREA <text:s text:c="4"/>(mm2) <text:s/></text:p>
          </table:table-cell>
          <table:table-cell office:value-type="float" office:value="-0.0004710353817982" calcext:value-type="float">
            <text:p>-4.71E-04</text:p>
          </table:table-cell>
          <table:table-cell/>
          <table:table-cell table:formula="of:=(-1)*[.C71]" office:value-type="float" office:value="0.0004710353817982" calcext:value-type="float">
            <text:p>4.710353817982E-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CIRCLE AVG ARC-AREA <text:s text:c="4"/>(mm2) <text:s/></text:p>
          </table:table-cell>
          <table:table-cell office:value-type="float" office:value="-0.00000002846479222856" calcext:value-type="float">
            <text:p>-2.85E-08</text:p>
          </table:table-cell>
          <table:table-cell/>
          <table:table-cell table:formula="of:=(-1)*[.C72]" office:value-type="float" office:value="0.00000002846479222856" calcext:value-type="float">
            <text:p>2.846479222856E-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CIRCLE EFFICIENCY AREA/ARC <text:s text:c="4"/></text:p>
          </table:table-cell>
          <table:table-cell office:value-type="float" office:value="-0.00000661027138322" calcext:value-type="float">
            <text:p>-6.61E-06</text:p>
          </table:table-cell>
          <table:table-cell/>
          <table:table-cell table:formula="of:=(-1)*[.C73]" office:value-type="float" office:value="0.00000661027138322" calcext:value-type="float">
            <text:p>6.610271383220E-0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date" office:date-value="2023-09-30T14:39:38.65" calcext:value-type="date">
            <text:p>2023-09-30 14:39:38</text:p>
          </table:table-cell>
          <table:table-cell table:style-name="Default" office:value-type="string" calcext:value-type="string">
            <text:p>Total program run duration <text:s text:c="2"/></text:p>
          </table:table-cell>
          <table:table-cell office:value-type="string" calcext:value-type="string">
            <text:p><text:s/>6.596201445 seconds. 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TEARDROP (9) ALGORITHM EFFICIENCY STATISTICS 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CIRCLE TOT INTERPOLATED POINTS </text:p>
          </table:table-cell>
          <table:table-cell table:style-name="Default" office:value-type="float" office:value="-12413" calcext:value-type="float">
            <text:p>-12413</text:p>
          </table:table-cell>
          <table:table-cell/>
          <table:table-cell table:style-name="Default" table:formula="of:=(-1)*[.C80]" office:value-type="float" office:value="12413" calcext:value-type="float">
            <text:p>1241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CIRCLE SUM CHORD-LENGTH (mm) <text:s text:c="2"/></text:p>
          </table:table-cell>
          <table:table-cell office:value-type="float" office:value="-496.3942934342" calcext:value-type="float">
            <text:p>-4.96E+02</text:p>
          </table:table-cell>
          <table:table-cell/>
          <table:table-cell table:formula="of:=(-1)*[.C81]" office:value-type="float" office:value="496.3942934342" calcext:value-type="float">
            <text:p>4.963942934342E+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CIRCLE AVG CHORD-LENGTH (mm) <text:s text:c="2"/></text:p>
          </table:table-cell>
          <table:table-cell office:value-type="float" office:value="-0.03999309486257" calcext:value-type="float">
            <text:p>-4.00E-02</text:p>
          </table:table-cell>
          <table:table-cell/>
          <table:table-cell table:formula="of:=(-1)*[.C82]" office:value-type="float" office:value="0.03999309486257" calcext:value-type="float">
            <text:p>3.999309486257E-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CIRCLE SUM CHORD-ERROR <text:s/>(mm) <text:s text:c="2"/></text:p>
          </table:table-cell>
          <table:table-cell office:value-type="float" office:value="-0.004374701201686" calcext:value-type="float">
            <text:p>-4.37E-03</text:p>
          </table:table-cell>
          <table:table-cell/>
          <table:table-cell table:formula="of:=(-1)*[.C83]" office:value-type="float" office:value="0.004374701201686" calcext:value-type="float">
            <text:p>4.374701201686E-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CIRCLE AVG CHORD-ERROR <text:s/>(mm) <text:s text:c="2"/></text:p>
          </table:table-cell>
          <table:table-cell office:value-type="float" office:value="-0.0000003524573962041" calcext:value-type="float">
            <text:p>-3.52E-07</text:p>
          </table:table-cell>
          <table:table-cell/>
          <table:table-cell table:formula="of:=(-1)*[.C84]" office:value-type="float" office:value="0.0000003524573962041" calcext:value-type="float">
            <text:p>3.524573962041E-0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CIRCLE EFFICIENCY ERROR/CHORD <text:s/></text:p>
          </table:table-cell>
          <table:table-cell office:value-type="float" office:value="-0.00000881295627196" calcext:value-type="float">
            <text:p>-8.81E-06</text:p>
          </table:table-cell>
          <table:table-cell/>
          <table:table-cell table:formula="of:=(-1)*[.C85]" office:value-type="float" office:value="0.00000881295627196" calcext:value-type="float">
            <text:p>8.812956271960E-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CIRCLE SUM ARC-LENGTH <text:s text:c="2"/>(mm) <text:s text:c="2"/></text:p>
          </table:table-cell>
          <table:table-cell office:value-type="float" office:value="-496.3942997192" calcext:value-type="float">
            <text:p>-4.96E+02</text:p>
          </table:table-cell>
          <table:table-cell/>
          <table:table-cell table:formula="of:=(-1)*[.C86]" office:value-type="float" office:value="496.3942997192" calcext:value-type="float">
            <text:p>4.963942997192E+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CIRCLE AVG ARC-LENGTH <text:s text:c="2"/>(mm) <text:s text:c="2"/></text:p>
          </table:table-cell>
          <table:table-cell office:value-type="float" office:value="-0.03999309536893" calcext:value-type="float">
            <text:p>-4.00E-02</text:p>
          </table:table-cell>
          <table:table-cell/>
          <table:table-cell table:formula="of:=(-1)*[.C87]" office:value-type="float" office:value="0.03999309536893" calcext:value-type="float">
            <text:p>3.999309536893E-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CIRCLE SUM ARC-THETA <text:s text:c="3"/>(rad) <text:s/></text:p>
          </table:table-cell>
          <table:table-cell office:value-type="float" office:value="-6.282965934945" calcext:value-type="float">
            <text:p>-6.28E+00</text:p>
          </table:table-cell>
          <table:table-cell/>
          <table:table-cell table:formula="of:=(-1)*[.C88]" office:value-type="float" office:value="6.282965934945" calcext:value-type="float">
            <text:p>6.282965934945E+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CIRCLE AVG ARC-THETA <text:s text:c="3"/>(rad) <text:s/></text:p>
          </table:table-cell>
          <table:table-cell office:value-type="float" office:value="-0.0005062009293381" calcext:value-type="float">
            <text:p>-5.06E-04</text:p>
          </table:table-cell>
          <table:table-cell/>
          <table:table-cell table:formula="of:=(-1)*[.C89]" office:value-type="float" office:value="0.0005062009293381" calcext:value-type="float">
            <text:p>5.062009293381E-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CIRCLE SUM ARC-AREA <text:s text:c="4"/>(mm2) <text:s/></text:p>
          </table:table-cell>
          <table:table-cell office:value-type="float" office:value="-0.0008373046676549" calcext:value-type="float">
            <text:p>-8.37E-04</text:p>
          </table:table-cell>
          <table:table-cell/>
          <table:table-cell table:formula="of:=(-1)*[.C90]" office:value-type="float" office:value="0.0008373046676549" calcext:value-type="float">
            <text:p>8.373046676549E-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CIRCLE AVG ARC-AREA <text:s text:c="4"/>(mm2) <text:s/></text:p>
          </table:table-cell>
          <table:table-cell office:value-type="float" office:value="-0.0000000674592867914" calcext:value-type="float">
            <text:p>-6.75E-08</text:p>
          </table:table-cell>
          <table:table-cell/>
          <table:table-cell table:formula="of:=(-1)*[.C91]" office:value-type="float" office:value="0.0000000674592867914" calcext:value-type="float">
            <text:p>6.745928679140E-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CIRCLE EFFICIENCY AREA/ARC <text:s text:c="4"/></text:p>
          </table:table-cell>
          <table:table-cell office:value-type="float" office:value="-0.00000881295627196" calcext:value-type="float">
            <text:p>-8.81E-06</text:p>
          </table:table-cell>
          <table:table-cell/>
          <table:table-cell table:formula="of:=(-1)*[.C92]" office:value-type="float" office:value="0.00000881295627196" calcext:value-type="float">
            <text:p>8.812956271960E-0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 office:value-type="date" office:date-value="2023-09-30T14:44:42.84" calcext:value-type="date">
            <text:p>2023-09-30 14:44:42</text:p>
          </table:table-cell>
          <table:table-cell table:style-name="Default" office:value-type="string" calcext:value-type="string">
            <text:p>Total program run duration <text:s text:c="2"/></text:p>
          </table:table-cell>
          <table:table-cell office:value-type="string" calcext:value-type="string">
            <text:p><text:s/>4.358034145 seconds. </text:p>
          </table:table-cell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HAMDULILLAH 3 TIMES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2">
      <number:scientific-number number:decimal-places="9" loext:min-decimal-places="9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/00/0000</text:date>, <text:time style:data-style-name="N2" text:time-value="15:37:48.2358797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2T05:58:41.718639903</meta:creation-date>
    <dc:date>2023-10-02T16:25:43.133543676</dc:date>
    <meta:editing-duration>PT7H26M11S</meta:editing-duration>
    <meta:editing-cycles>34</meta:editing-cycles>
    <meta:generator>LibreOffice/6.4.7.2$Linux_X86_64 LibreOffice_project/40$Build-2</meta:generator>
    <meta:document-statistic meta:table-count="1" meta:cell-count="330" meta:object-count="0"/>
  </office:meta>
</office:document-meta>
</file>